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b06d" officeooo:paragraph-rsid="0010b06d"/>
    </style:style>
    <style:style style:name="P2" style:family="paragraph" style:parent-style-name="Standard">
      <style:text-properties officeooo:rsid="0010b06d" officeooo:paragraph-rsid="00131d22"/>
    </style:style>
    <style:style style:name="P3" style:family="paragraph" style:parent-style-name="Standard">
      <style:text-properties officeooo:rsid="00131d22" officeooo:paragraph-rsid="00131d22"/>
    </style:style>
    <style:style style:name="P4" style:family="paragraph">
      <style:paragraph-properties fo:text-align="center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1.014cm" fo:min-width="1.25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1.349cm" fo:min-width="2.61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0.561cm" fo:min-width="0.82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2.328cm" fo:min-width="4.31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textarea-horizontal-align="justify" draw:textarea-vertical-align="middle" draw:auto-grow-height="false" fo:min-height="0.891cm" fo:min-width="1.23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textarea-horizontal-align="justify" draw:textarea-vertical-align="middle" draw:auto-grow-height="false" fo:min-height="0.861cm" fo:min-width="1.12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textarea-horizontal-align="justify" draw:textarea-vertical-align="middle" draw:auto-grow-height="false" fo:min-height="0.639cm" fo:min-width="1.31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textarea-horizontal-align="justify" draw:textarea-vertical-align="middle" draw:auto-grow-height="false" fo:min-height="1.72cm" fo:min-width="2.46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draw:textarea-horizontal-align="justify" draw:textarea-vertical-align="middle" draw:auto-grow-height="false" fo:min-height="2.249cm" fo:min-width="4.28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4 :</text:p>
      <text:p text:style-name="P1"><draw:custom-shape text:anchor-type="paragraph" draw:z-index="0" draw:name="Forme1" draw:style-name="gr9" svg:width="2.461cm" svg:height="1.721cm" svg:x="1.607cm" svg:y="1.854cm"><text:p>Moyenne = 0</text:p><draw:enhanced-geometry svg:viewBox="0 0 21600 21600" draw:type="rectangle" draw:enhanced-path="M 0 0 L 21600 0 21600 21600 0 21600 0 0 Z N"/></draw:custom-shape><draw:line text:anchor-type="paragraph" draw:z-index="2" draw:name="Forme3" draw:style-name="gr1" draw:text-style-name="P4" svg:x1="6.582cm" svg:y1="0.584cm" svg:x2="4.068cm" svg:y2="1.854cm"><text:p/></draw:line><draw:custom-shape text:anchor-type="paragraph" draw:z-index="3" draw:name="Forme4" draw:style-name="gr7" svg:width="1.588cm" svg:height="1.218cm" svg:x="7.798cm" svg:y="2.78cm"><text:p>pour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" draw:name="Forme7" draw:style-name="gr1" draw:text-style-name="P4" svg:x1="8.01cm" svg:y1="3.812cm" svg:x2="6.264cm" svg:y2="5.611cm"><text:p/></draw:line><draw:custom-shape text:anchor-type="paragraph" draw:z-index="6" draw:name="Forme6" draw:style-name="gr6" svg:width="2.461cm" svg:height="2.673cm" svg:x="5.073cm" svg:y="5.611cm"><text:p><text:s/>0--i--&gt;n</text:p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7" draw:name="Forme8" draw:style-name="gr10" svg:width="4.287cm" svg:height="2.25cm" svg:x="10.47cm" svg:y="6.193cm"><text:p>Moyenne =moyenne+</text:p><text:p>t[i]</text:p><draw:enhanced-geometry svg:viewBox="0 0 21600 21600" draw:type="rectangle" draw:enhanced-path="M 0 0 L 21600 0 21600 21600 0 21600 0 0 Z N"/></draw:custom-shape><draw:line text:anchor-type="paragraph" draw:z-index="8" draw:name="Forme9" draw:style-name="gr1" draw:text-style-name="P4" svg:x1="9.2cm" svg:y1="3.785cm" svg:x2="10.47cm" svg:y2="6.193cm"><text:p/></draw:line><draw:custom-shape text:anchor-type="paragraph" draw:z-index="9" draw:name="Forme10" draw:style-name="gr5" svg:width="4.313cm" svg:height="2.329cm" svg:x="11.688cm" svg:y="0.584cm"><text:p>afficher(moyenne/taille)</text:p><draw:enhanced-geometry svg:viewBox="0 0 21600 21600" draw:type="rectangle" draw:enhanced-path="M 0 0 L 21600 0 21600 21600 0 21600 0 0 Z N"/></draw:custom-shape><draw:line text:anchor-type="paragraph" draw:z-index="10" draw:name="Forme11" draw:style-name="gr1" draw:text-style-name="P4" svg:x1="8.433cm" svg:y1="0.452cm" svg:x2="11.687cm" svg:y2="0.584cm"><text:p/></draw:line><draw:custom-shape text:anchor-type="paragraph" draw:z-index="1" draw:name="Forme2" draw:style-name="gr8" svg:width="1.853cm" svg:height="0.9cm" svg:x="6.581cm" svg:y="0.161cm"><text:p><text:s/>-&gt;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/>
      <text:p text:style-name="P1"><draw:line text:anchor-type="paragraph" draw:z-index="4" draw:name="Forme5" draw:style-name="gr1" draw:text-style-name="P4" svg:x1="7.957cm" svg:y1="0.086cm" svg:x2="8.698cm" svg:y2="1.806cm"><text:p/></draw:lin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Ex05 :</text:p>
      <text:p text:style-name="P3"/>
      <text:p text:style-name="P2"><draw:custom-shape text:anchor-type="paragraph" draw:z-index="11" draw:name="Forme1" draw:style-name="gr9" svg:width="2.461cm" svg:height="1.721cm" svg:x="1.607cm" svg:y="1.854cm"><text:p>min = 0 <text:s/></text:p><draw:enhanced-geometry svg:viewBox="0 0 21600 21600" draw:type="rectangle" draw:enhanced-path="M 0 0 L 21600 0 21600 21600 0 21600 0 0 Z N"/></draw:custom-shape><draw:custom-shape text:anchor-type="paragraph" draw:z-index="12" draw:name="Forme2" draw:style-name="gr8" svg:width="1.853cm" svg:height="0.9cm" svg:x="6.581cm" svg:y="0.161cm"><text:p><text:s/>-&gt;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3" draw:name="Forme3" draw:style-name="gr1" draw:text-style-name="P4" svg:x1="6.582cm" svg:y1="0.584cm" svg:x2="4.068cm" svg:y2="1.854cm"><text:p/></draw:line><draw:custom-shape text:anchor-type="paragraph" draw:z-index="14" draw:name="Forme4" draw:style-name="gr7" svg:width="1.588cm" svg:height="1.218cm" svg:x="7.798cm" svg:y="2.78cm"><text:p>pour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6" draw:name="Forme7" draw:style-name="gr1" draw:text-style-name="P4" svg:x1="8.01cm" svg:y1="3.812cm" svg:x2="6.264cm" svg:y2="5.611cm"><text:p/></draw:line><draw:custom-shape text:anchor-type="paragraph" draw:z-index="17" draw:name="Forme6" draw:style-name="gr6" svg:width="2.461cm" svg:height="2.673cm" svg:x="5.073cm" svg:y="5.611cm"><text:p><text:s/>0--i--&gt;n</text:p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text:anchor-type="paragraph" draw:z-index="18" draw:name="Forme9" draw:style-name="gr1" draw:text-style-name="P4" svg:x1="9.2cm" svg:y1="3.785cm" svg:x2="10.47cm" svg:y2="6.193cm"><text:p/></draw:line><draw:custom-shape text:anchor-type="paragraph" draw:z-index="19" draw:name="Forme10" draw:style-name="gr5" svg:width="4.313cm" svg:height="2.329cm" svg:x="11.688cm" svg:y="0.584cm"><text:p>afficher(min) </text:p><draw:enhanced-geometry svg:viewBox="0 0 21600 21600" draw:type="rectangle" draw:enhanced-path="M 0 0 L 21600 0 21600 21600 0 21600 0 0 Z N"/></draw:custom-shape><draw:line text:anchor-type="paragraph" draw:z-index="20" draw:name="Forme11" draw:style-name="gr1" draw:text-style-name="P4" svg:x1="8.433cm" svg:y1="0.452cm" svg:x2="11.687cm" svg:y2="0.584cm"><text:p/></draw:line></text:p>
      <text:p text:style-name="P2"/>
      <text:p text:style-name="P2"><draw:line text:anchor-type="paragraph" draw:z-index="15" draw:name="Forme5" draw:style-name="gr1" draw:text-style-name="P4" svg:x1="7.957cm" svg:y1="0.086cm" svg:x2="8.698cm" svg:y2="1.806cm"><text:p/></draw:lin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custom-shape text:anchor-type="paragraph" draw:z-index="21" draw:name="Forme12" draw:style-name="gr4" svg:width="1.165cm" svg:height="0.795cm" svg:x="10.126cm" svg:y="0.224cm"><text:p>si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"/>
      <text:p text:style-name="P2"><draw:line text:anchor-type="paragraph" draw:z-index="24" draw:name="Forme15" draw:style-name="gr1" draw:text-style-name="P4" svg:x1="10.497cm" svg:y1="0.044cm" svg:x2="9.862cm" svg:y2="1.737cm"><text:p/></draw:line><draw:line text:anchor-type="paragraph" draw:z-index="25" draw:name="Forme16" draw:style-name="gr1" draw:text-style-name="P4" svg:x1="10.92cm" svg:y1="0.044cm" svg:x2="13.778cm" svg:y2="2.155cm"><text:p/></draw:line></text:p>
      <text:p text:style-name="P2"/>
      <text:p text:style-name="P2"/>
      <text:p text:style-name="P2"><draw:custom-shape text:anchor-type="paragraph" draw:z-index="23" draw:name="Forme14" draw:style-name="gr2" svg:width="2.514cm" svg:height="3.043cm" svg:x="8.618cm" svg:y="0.277cm"><text:p><text:s/>t[i]&lt;min</text:p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text:p>
      <text:p text:style-name="P2"><draw:custom-shape text:anchor-type="paragraph" draw:z-index="22" draw:name="Forme13" draw:style-name="gr3" svg:width="2.62cm" svg:height="1.35cm" svg:x="13.778cm" svg:y="0.208cm"><text:p><text:s/>min=t[i]</text:p><draw:enhanced-geometry svg:viewBox="0 0 21600 21600" draw:type="rectangle" draw:enhanced-path="M 0 0 L 21600 0 21600 21600 0 21600 0 0 Z N"/></draw:custom-shape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Extrémités_20_de_20_flèche_20_1" draw:display-name="Extrémités de flèche 1" svg:viewBox="0 0 20 30" svg:d="M10 0l-10 30h20z"/>
    <draw:marker draw:name="Extrémités_20_de_20_flèche_20_2" draw:display-name="Extrémités de flèche 2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4T15:54:42.457000000</meta:creation-date>
    <dc:date>2020-04-04T16:14:38.566000000</dc:date>
    <meta:editing-duration>PT19M53S</meta:editing-duration>
    <meta:editing-cycles>5</meta:editing-cycles>
    <meta:generator>LibreOffice/6.3.4.2$Windows_X86_64 LibreOffice_project/60da17e045e08f1793c57c00ba83cdfce946d0aa</meta:generator>
    <meta:document-statistic meta:table-count="0" meta:image-count="0" meta:object-count="0" meta:page-count="1" meta:paragraph-count="2" meta:word-count="4" meta:character-count="11" meta:non-whitespace-character-count="9"/>
  </office:meta>
</office:document-meta>
</file>